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ce9" style:family="table-cell" style:parent-style-name="Heading_20_2">
      <style:table-cell-properties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Raleway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alew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alew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ext-properties style:font-name="Raleway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alew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Heading_20_2">
      <style:text-properties style:font-name="Raleway"/>
    </style:style>
    <style:style style:name="ce75" style:family="table-cell" style:parent-style-name="Default">
      <style:text-properties style:font-name="Raleway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4" table:default-cell-style-name="ce71"/>
        <table:table-column table:style-name="co5" table:number-columns-repeated="60" table:default-cell-style-name="ce71"/>
        <table:table-column table:style-name="co5" table:number-columns-repeated="96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Rider</text:p>
          </table:table-cell>
          <table:table-cell table:style-name="ce9" office:value-type="string" calcext:value-type="string">
            <text:p>Horse</text:p>
          </table:table-cell>
          <table:table-cell table:style-name="ce74" table:number-columns-repeated="1020"/>
        </table:table-row>
        <table:table-row table:style-name="ro2">
          <table:table-cell table:number-columns-repeated="2"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Hugh Mungus</text:p>
          </table:table-cell>
          <table:table-cell table:style-name="ce72" office:value-type="string" calcext:value-type="string">
            <text:p>Passing Wind</text:p>
          </table:table-cell>
          <table:table-cell table:number-columns-repeated="1020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Fred Dagg</text:p>
          </table:table-cell>
          <table:table-cell table:style-name="ce72" office:value-type="string" calcext:value-type="string">
            <text:p>Feral Cheryl</text:p>
          </table:table-cell>
          <table:table-cell table:number-columns-repeated="1020"/>
        </table:table-row>
        <table:table-row table:style-name="ro2"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Ali Gator</text:p>
          </table:table-cell>
          <table:table-cell table:style-name="ce72" office:value-type="string" calcext:value-type="string">
            <text:p>Hoof Footer</text:p>
          </table:table-cell>
          <table:table-cell table:number-columns-repeated="1020"/>
        </table:table-row>
        <table:table-row table:style-name="ro2"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Andy Gravity</text:p>
          </table:table-cell>
          <table:table-cell table:style-name="ce72" office:value-type="string" calcext:value-type="string">
            <text:p>Topless</text:p>
          </table:table-cell>
          <table:table-cell table:number-columns-repeated="1020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Anita Bath</text:p>
          </table:table-cell>
          <table:table-cell table:style-name="ce72" office:value-type="string" calcext:value-type="string">
            <text:p>Nadzoff</text:p>
          </table:table-cell>
          <table:table-cell table:number-columns-repeated="1020"/>
        </table:table-row>
        <table:table-row table:style-name="ro2">
          <table:table-cell table:style-name="ce69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en Down</text:p>
          </table:table-cell>
          <table:table-cell table:style-name="ce72" office:value-type="string" calcext:value-type="string">
            <text:p>Pants on Fire</text:p>
          </table:table-cell>
          <table:table-cell table:number-columns-repeated="1020"/>
        </table:table-row>
        <table:table-row table:style-name="ro2">
          <table:table-cell table:style-name="ce69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ernie Zarzhoff</text:p>
          </table:table-cell>
          <table:table-cell table:style-name="ce72" office:value-type="string" calcext:value-type="string">
            <text:p>Raw Prawn</text:p>
          </table:table-cell>
          <table:table-cell table:number-columns-repeated="1020"/>
        </table:table-row>
        <table:table-row table:style-name="ro2">
          <table:table-cell table:style-name="ce69" office:value-type="float" office:value="8" calcext:value-type="float">
            <text:p>8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Terry Zarzhoff</text:p>
          </table:table-cell>
          <table:table-cell table:style-name="ce72" office:value-type="string" calcext:value-type="string">
            <text:p>Sotally Tober</text:p>
          </table:table-cell>
          <table:table-cell table:number-columns-repeated="1020"/>
        </table:table-row>
        <table:table-row table:style-name="ro2">
          <table:table-cell table:style-name="ce69" office:value-type="float" office:value="9" calcext:value-type="float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luey Zarzhoff</text:p>
          </table:table-cell>
          <table:table-cell table:style-name="ce72" office:value-type="string" calcext:value-type="string">
            <text:p>Buck Naked</text:p>
          </table:table-cell>
          <table:table-cell table:number-columns-repeated="1020"/>
        </table:table-row>
        <table:table-row table:style-name="ro2"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ill Board</text:p>
          </table:table-cell>
          <table:table-cell table:style-name="ce72" office:value-type="string" calcext:value-type="string">
            <text:p>Hayrack</text:p>
          </table:table-cell>
          <table:table-cell table:number-columns-repeated="1020"/>
        </table:table-row>
        <table:table-row table:style-name="ro2"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Krystal Ball</text:p>
          </table:table-cell>
          <table:table-cell table:style-name="ce72" office:value-type="string" calcext:value-type="string">
            <text:p>Fugley</text:p>
          </table:table-cell>
          <table:table-cell table:number-columns-repeated="1020"/>
        </table:table-row>
        <table:table-row table:style-name="ro2"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Faye Tallity</text:p>
          </table:table-cell>
          <table:table-cell table:style-name="ce72" office:value-type="string" calcext:value-type="string">
            <text:p>Paycheck</text:p>
          </table:table-cell>
          <table:table-cell table:number-columns-repeated="1020"/>
        </table:table-row>
        <table:table-row table:style-name="ro2"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2" calcext:value-type="float">
            <text:p>2</text:p>
          </table:table-cell>
          <table:table-cell table:style-name="ce73" office:value-type="string" calcext:value-type="string">
            <text:p>Justin Case</text:p>
          </table:table-cell>
          <table:table-cell table:style-name="ce73" office:value-type="string" calcext:value-type="string">
            <text:p>Broke but Happy</text:p>
          </table:table-cell>
          <table:table-cell table:style-name="ce75" table:number-columns-repeated="1020"/>
        </table:table-row>
        <table:table-row table:style-name="ro2" table:visibility="collapse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73" office:value-type="string" calcext:value-type="string">
            <text:p>Xavier Breath</text:p>
          </table:table-cell>
          <table:table-cell table:style-name="ce73" office:value-type="string" calcext:value-type="string">
            <text:p>Bottoms Up</text:p>
          </table:table-cell>
          <table:table-cell table:number-columns-repeated="1020"/>
        </table:table-row>
        <table:table-row table:style-name="ro2" table:visibility="collapse">
          <table:table-cell table:style-name="ce69" office:value-type="float" office:value="15" calcext:value-type="float">
            <text:p>15</text:p>
          </table:table-cell>
          <table:table-cell table:style-name="ce69"/>
          <table:table-cell table:style-name="ce73" office:value-type="string" calcext:value-type="string">
            <text:p>Millie Meeta</text:p>
          </table:table-cell>
          <table:table-cell table:style-name="ce73" office:value-type="string" calcext:value-type="string">
            <text:p>She'll Do</text:p>
          </table:table-cell>
          <table:table-cell table:number-columns-repeated="1020"/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Hugh Mungus</text:p>
          </table:table-cell>
          <table:table-cell table:style-name="ce72" office:value-type="string" calcext:value-type="string">
            <text:p>Passing Wind</text:p>
          </table:table-cell>
          <table:table-cell table:number-columns-repeated="1020"/>
        </table:table-row>
        <table:table-row table:style-name="ro2">
          <table:table-cell table:number-columns-repeated="2" table:style-name="ce70" office:value-type="float" office:value="2" calcext:value-type="float">
            <text:p>2</text:p>
          </table:table-cell>
          <table:table-cell table:style-name="ce72" office:value-type="string" calcext:value-type="string">
            <text:p>Fred Dagg</text:p>
          </table:table-cell>
          <table:table-cell table:style-name="ce72" office:value-type="string" calcext:value-type="string">
            <text:p>Feral Cheryl</text:p>
          </table:table-cell>
          <table:table-cell table:number-columns-repeated="1020"/>
        </table:table-row>
        <table:table-row table:style-name="ro2" table:number-rows-repeated="483">
          <table:table-cell table:style-name="ce70" table:number-columns-repeated="4"/>
          <table:table-cell table:number-columns-repeated="1020"/>
        </table:table-row>
        <table:table-row table:style-name="ro3" table:number-rows-repeated="10480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lasses" table:base-cell-address="$Results.$A$1" table:expression="#REF!"/>
        <table:named-expression table:name="class_data" table:base-cell-address="$Results.$A$1" table:expression="#REF!"/>
        <table:named-expression table:name="class_info" table:base-cell-address="$Results.$A$1" table:expression="#REF!"/>
        <table:named-expression table:name="efforts_jo" table:base-cell-address="$Results.$A$1" table:expression="#REF!"/>
        <table:named-expression table:name="efforts_r1" table:base-cell-address="$Results.$A$1" table:expression="#REF!"/>
        <table:named-expression table:name="efforts_r2" table:base-cell-address="$Results.$A$1" table:expression="#REF!"/>
        <table:named-expression table:name="hide_range" table:base-cell-address="$Results.$A$1" table:expression="#REF!"/>
        <table:named-expression table:name="jumpoff" table:base-cell-address="$Results.$A$1" table:expression="#REF!"/>
        <table:named-expression table:name="rank_calc" table:base-cell-address="$Results.$A$1" table:expression="#REF!"/>
        <table:named-expression table:name="round1" table:base-cell-address="$Results.$A$1" table:expression="#REF!"/>
        <table:named-expression table:name="round2" table:base-cell-address="$Results.$A$1" table:expression="#REF!"/>
        <table:named-expression table:name="test_range" table:base-cell-address="$Results.$A$1" table:expression="#REF!"/>
        <table:named-expression table:name="up_class_data" table:base-cell-address="$Results.$A$1" table:expression="#REF!"/>
        <table:named-expression table:name="up_jumpoff" table:base-cell-address="$Results.$A$1" table:expression="#REF!"/>
        <table:named-expression table:name="up_number" table:base-cell-address="$Results.$A$1" table:expression="#REF!"/>
        <table:named-expression table:name="up_round1" table:base-cell-address="$Results.$A$1" table:expression="#REF!"/>
        <table:named-expression table:name="up_round2" table:base-cell-address="$Results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cfe2f3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1:12:11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otEdit" style:display-name="PageStyle_DoNotEd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_20_class" style:display-name="PageStyle_this 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_20_class2" style:display-name="PageStyle_this clas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3" style:display-name="PageStyle_te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2-02T13:08:56.662000000</dc:date>
    <meta:editing-duration>PT2H19M45S</meta:editing-duration>
    <meta:editing-cycles>3</meta:editing-cycles>
    <meta:document-statistic meta:table-count="1" meta:cell-count="70" meta:object-count="0"/>
  </office:meta>
</office:document-meta>
</file>